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0.5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mebargains_co.uk_bulklist" table:style-name="ta1">
        <table:table-column table:style-name="co1" table:default-cell-style-name="Default"/>
        <table:table-row table:style-name="ro1">
          <table:table-cell office:value-type="string" calcext:value-type="string">
            <text:p>Category URL","Category Name","First Page","Last Page","Source Domain","Product Count</text:p>
          </table:table-cell>
        </table:table-row>
        <table:table-row table:style-name="ro1">
          <table:table-cell office:value-type="string" calcext:value-type="string">
            <text:p>https://www.homebargains.co.uk/category/259-action-toys-playsets.aspx","Toys &amp; Games &gt; Action Toys &amp; Playsets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260-baby-pre-school.aspx","Toys &amp; Games &gt; Baby &amp; Pre-School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263-dolls-playsets.aspx","Toys &amp; Games &gt; Dolls &amp; Playsets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3-outdoor-sport-toys.aspx","Toys &amp; Games &gt; Outdoor &amp; Sports Toys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57-action-dvd.aspx","DVDs &gt; Action &amp; Adventure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60-childrens-dvds.aspx","DVDs &gt; Children's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178-family.aspx","DVDs &gt; Family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61-comedy-dvds.aspx","DVDs &gt; Comedy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133-holiday-essentials.aspx","Travel, Sports &amp; Leisure &gt; Holiday &amp; Camping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163-sun-care-tanning.aspx","Health &amp; Beauty &gt; Sun Care &amp; Tanning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316-baby-kids.aspx","Personalised Items &gt; Baby &amp; Kids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319-gifts-for-her.aspx","Personalised Items &gt; Gifts for Her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324-gifts-for-him.aspx","Personalised Items &gt; Gifts for Him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320-home-garden.aspx","Personalised Items &gt; Home &amp; Garden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326-weddings.aspx","Special Occasions &gt; Weddings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43-bedroom.aspx","Homeware &gt; Bedroom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35-childrens.aspx","Homeware &gt; Children's Bedroom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54-kitchen-dining.aspx","Homeware &gt; Kitchen &amp; Dining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310-wallcoverings.aspx","Wallpaper &gt; Wallcoverings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266-interactive-electronic.aspx","Toys &amp; Games &gt; Interactive &amp; Electronic","1","2","homebargains.co.uk","80</text:p>
          </table:table-cell>
        </table:table-row>
        <table:table-row table:style-name="ro1">
          <table:table-cell office:value-type="string" calcext:value-type="string">
            <text:p>https://www.homebargains.co.uk/category/56-bikes-trikes-scooters-and-skates.aspx","Toys &amp; Games &gt; Bikes, Scooters &amp; Skates","1","1","homebargains.co.uk","12</text:p>
          </table:table-cell>
        </table:table-row>
        <table:table-row table:style-name="ro1">
          <table:table-cell office:value-type="string" calcext:value-type="string">
            <text:p>https://www.homebargains.co.uk/category/261-cars-trains.aspx","Toys &amp; Games &gt; Cars &amp; Trains","1","1","homebargains.co.uk","16</text:p>
          </table:table-cell>
        </table:table-row>
        <table:table-row table:style-name="ro1">
          <table:table-cell office:value-type="string" calcext:value-type="string">
            <text:p>https://www.homebargains.co.uk/category/47-construction-toys.aspx","Toys &amp; Games &gt; Construction Toys","1","1","homebargains.co.uk","11</text:p>
          </table:table-cell>
        </table:table-row>
        <table:table-row table:style-name="ro1">
          <table:table-cell office:value-type="string" calcext:value-type="string">
            <text:p>https://www.homebargains.co.uk/category/262-crafts-creatives.aspx","Toys &amp; Games &gt; Crafts &amp; Creatives","1","1","homebargains.co.uk","24</text:p>
          </table:table-cell>
        </table:table-row>
        <table:table-row table:style-name="ro1">
          <table:table-cell office:value-type="string" calcext:value-type="string">
            <text:p>https://www.homebargains.co.uk/category/264-dress-up-accessories.aspx","Toys &amp; Games &gt; Dress-Up &amp; Accessories","1","1","homebargains.co.uk","10</text:p>
          </table:table-cell>
        </table:table-row>
        <table:table-row table:style-name="ro1">
          <table:table-cell office:value-type="string" calcext:value-type="string">
            <text:p>https://www.homebargains.co.uk/category/49-board-games-puzzles.aspx","Toys &amp; Games &gt; Games &amp; Puzzles","1","1","homebargains.co.uk","26</text:p>
          </table:table-cell>
        </table:table-row>
        <table:table-row table:style-name="ro1">
          <table:table-cell office:value-type="string" calcext:value-type="string">
            <text:p>https://www.homebargains.co.uk/category/275-musical-instruments.aspx","Toys &amp; Games &gt; Musical Instruments","1","1","homebargains.co.uk","5</text:p>
          </table:table-cell>
        </table:table-row>
        <table:table-row table:style-name="ro1">
          <table:table-cell office:value-type="string" calcext:value-type="string">
            <text:p>https://www.homebargains.co.uk/category/74-soft-toys-dolls.aspx","Toys &amp; Games &gt; Soft Toys","1","1","homebargains.co.uk","14</text:p>
          </table:table-cell>
        </table:table-row>
        <table:table-row table:style-name="ro1">
          <table:table-cell office:value-type="string" calcext:value-type="string">
            <text:p>https://www.homebargains.co.uk/category/62-crime-thriller-and-mystery-dvds.aspx","DVDs &gt; Crime, Thriller, Mystery","1","1","homebargains.co.uk","16</text:p>
          </table:table-cell>
        </table:table-row>
        <table:table-row table:style-name="ro1">
          <table:table-cell office:value-type="string" calcext:value-type="string">
            <text:p>https://www.homebargains.co.uk/category/63-drama-dvds.aspx","DVDs &gt; Drama","1","1","homebargains.co.uk","30</text:p>
          </table:table-cell>
        </table:table-row>
        <table:table-row table:style-name="ro1">
          <table:table-cell office:value-type="string" calcext:value-type="string">
            <text:p>https://www.homebargains.co.uk/category/66-musicals-dvds.aspx","DVDs &gt; Musicals","1","1","homebargains.co.uk","1</text:p>
          </table:table-cell>
        </table:table-row>
        <table:table-row table:style-name="ro1">
          <table:table-cell office:value-type="string" calcext:value-type="string">
            <text:p>https://www.homebargains.co.uk/category/70-romantic-comedy.aspx","DVDs &gt; Romantic Comedy","1","1","homebargains.co.uk","5</text:p>
          </table:table-cell>
        </table:table-row>
        <table:table-row table:style-name="ro1">
          <table:table-cell office:value-type="string" calcext:value-type="string">
            <text:p>https://www.homebargains.co.uk/category/67-sci-fi-dvds.aspx","DVDs &gt; Sci-FI","1","1","homebargains.co.uk","15</text:p>
          </table:table-cell>
        </table:table-row>
        <table:table-row table:style-name="ro1">
          <table:table-cell office:value-type="string" calcext:value-type="string">
            <text:p>https://www.homebargains.co.uk/category/68-sport-dvds.aspx","DVDs &gt; Sports","1","1","homebargains.co.uk","1</text:p>
          </table:table-cell>
        </table:table-row>
        <table:table-row table:style-name="ro1">
          <table:table-cell office:value-type="string" calcext:value-type="string">
            <text:p>https://www.homebargains.co.uk/category/149-stationery.aspx","Stationery &gt; Stationery","1","1","homebargains.co.uk","23</text:p>
          </table:table-cell>
        </table:table-row>
        <table:table-row table:style-name="ro1">
          <table:table-cell office:value-type="string" calcext:value-type="string">
            <text:p>https://www.homebargains.co.uk/category/84-bags-luggage.aspx","Travel, Sports &amp; Leisure &gt; Bags &amp; Luggage","1","1","homebargains.co.uk","9</text:p>
          </table:table-cell>
        </table:table-row>
        <table:table-row table:style-name="ro1">
          <table:table-cell office:value-type="string" calcext:value-type="string">
            <text:p>https://www.homebargains.co.uk/category/286-childrens-bags.aspx","Travel, Sports &amp; Leisure &gt; Children's Bags","1","1","homebargains.co.uk","1</text:p>
          </table:table-cell>
        </table:table-row>
        <table:table-row table:style-name="ro1">
          <table:table-cell office:value-type="string" calcext:value-type="string">
            <text:p>https://www.homebargains.co.uk/category/171-car-essentials.aspx","Travel, Sports &amp; Leisure &gt; Car Essentials","1","1","homebargains.co.uk","2</text:p>
          </table:table-cell>
        </table:table-row>
        <table:table-row table:style-name="ro1">
          <table:table-cell office:value-type="string" calcext:value-type="string">
            <text:p>https://www.homebargains.co.uk/category/34-electrical-home-appliances.aspx","Electronics &gt; Household Appliances","1","1","homebargains.co.uk","11</text:p>
          </table:table-cell>
        </table:table-row>
        <table:table-row table:style-name="ro1">
          <table:table-cell office:value-type="string" calcext:value-type="string">
            <text:p>https://www.homebargains.co.uk/category/106-eelectrical-hair-care-shavers-dental-products.aspx","Electronics &gt; Hair, Shavers &amp; Dental","1","1","homebargains.co.uk","2</text:p>
          </table:table-cell>
        </table:table-row>
        <table:table-row table:style-name="ro1">
          <table:table-cell office:value-type="string" calcext:value-type="string">
            <text:p>https://www.homebargains.co.uk/category/105-electrical-heaters-fans.aspx","Electronics &gt; Heaters &amp; Fans","1","1","homebargains.co.uk","6</text:p>
          </table:table-cell>
        </table:table-row>
        <table:table-row table:style-name="ro1">
          <table:table-cell office:value-type="string" calcext:value-type="string">
            <text:p>https://www.homebargains.co.uk/category/277-technology-speakers-audio.aspx","Electronics &gt; Technology, Speakers &amp; Audio","1","1","homebargains.co.uk","17</text:p>
          </table:table-cell>
        </table:table-row>
        <table:table-row table:style-name="ro1">
          <table:table-cell office:value-type="string" calcext:value-type="string">
            <text:p>https://www.homebargains.co.uk/category/24-womens-fragrance.aspx","Fragrances &gt; Women's Fragrance","1","1","homebargains.co.uk","26</text:p>
          </table:table-cell>
        </table:table-row>
        <table:table-row table:style-name="ro1">
          <table:table-cell office:value-type="string" calcext:value-type="string">
            <text:p>https://www.homebargains.co.uk/category/25-womens-fragrance-sets.aspx","Fragrances &gt; Women's Gift Sets","1","1","homebargains.co.uk","7</text:p>
          </table:table-cell>
        </table:table-row>
        <table:table-row table:style-name="ro1">
          <table:table-cell office:value-type="string" calcext:value-type="string">
            <text:p>https://www.homebargains.co.uk/category/23-mens-fragrance.aspx","Fragrances &gt; Men's Fragrance","1","1","homebargains.co.uk","19</text:p>
          </table:table-cell>
        </table:table-row>
        <table:table-row table:style-name="ro1">
          <table:table-cell office:value-type="string" calcext:value-type="string">
            <text:p>https://www.homebargains.co.uk/category/170-personal-care.aspx","Health &amp; Beauty &gt; Personal Care","1","1","homebargains.co.uk","17</text:p>
          </table:table-cell>
        </table:table-row>
        <table:table-row table:style-name="ro1">
          <table:table-cell office:value-type="string" calcext:value-type="string">
            <text:p>https://www.homebargains.co.uk/category/313-cosmetics.aspx","Health &amp; Beauty &gt; Cosmetics","1","1","homebargains.co.uk","11</text:p>
          </table:table-cell>
        </table:table-row>
        <table:table-row table:style-name="ro1">
          <table:table-cell office:value-type="string" calcext:value-type="string">
            <text:p>https://www.homebargains.co.uk/category/197-dental-care.aspx","Health &amp; Beauty &gt; Dental Care","1","1","homebargains.co.uk","3</text:p>
          </table:table-cell>
        </table:table-row>
        <table:table-row table:style-name="ro1">
          <table:table-cell office:value-type="string" calcext:value-type="string">
            <text:p>https://www.homebargains.co.uk/category/198-family-planning.aspx","Health &amp; Beauty &gt; Family Planning","1","1","homebargains.co.uk","4</text:p>
          </table:table-cell>
        </table:table-row>
        <table:table-row table:style-name="ro1">
          <table:table-cell office:value-type="string" calcext:value-type="string">
            <text:p>https://www.homebargains.co.uk/category/195-stop-smoking.aspx","Health &amp; Beauty &gt; Stop Smoking","1","1","homebargains.co.uk","7</text:p>
          </table:table-cell>
        </table:table-row>
        <table:table-row table:style-name="ro1">
          <table:table-cell office:value-type="string" calcext:value-type="string">
            <text:p>https://www.homebargains.co.uk/category/88-feeding.aspx","Baby &amp; Child &gt; Feeding","1","1","homebargains.co.uk","14</text:p>
          </table:table-cell>
        </table:table-row>
        <table:table-row table:style-name="ro1">
          <table:table-cell office:value-type="string" calcext:value-type="string">
            <text:p>https://www.homebargains.co.uk/category/87-caring.aspx","Baby &amp; Child &gt; Caring","1","1","homebargains.co.uk","20</text:p>
          </table:table-cell>
        </table:table-row>
        <table:table-row table:style-name="ro1">
          <table:table-cell office:value-type="string" calcext:value-type="string">
            <text:p>https://www.homebargains.co.uk/category/211-pet-food.aspx","Pets &gt; Pet Food","1","1","homebargains.co.uk","25</text:p>
          </table:table-cell>
        </table:table-row>
        <table:table-row table:style-name="ro1">
          <table:table-cell office:value-type="string" calcext:value-type="string">
            <text:p>https://www.homebargains.co.uk/category/132-pet-treats.aspx","Pets &gt; Pet Treats","1","1","homebargains.co.uk","9</text:p>
          </table:table-cell>
        </table:table-row>
        <table:table-row table:style-name="ro1">
          <table:table-cell office:value-type="string" calcext:value-type="string">
            <text:p>https://www.homebargains.co.uk/category/159-pet-litter-care.aspx","Pets &gt; Pet Litter &amp; Care","1","1","homebargains.co.uk","9</text:p>
          </table:table-cell>
        </table:table-row>
        <table:table-row table:style-name="ro1">
          <table:table-cell office:value-type="string" calcext:value-type="string">
            <text:p>https://www.homebargains.co.uk/category/126-confectionery.aspx","Food &amp; Confectionery &gt; Confectionery","1","1","homebargains.co.uk","36</text:p>
          </table:table-cell>
        </table:table-row>
        <table:table-row table:style-name="ro1">
          <table:table-cell office:value-type="string" calcext:value-type="string">
            <text:p>https://www.homebargains.co.uk/category/173-food.aspx","Food &amp; Confectionery &gt; Food","1","1","homebargains.co.uk","10</text:p>
          </table:table-cell>
        </table:table-row>
        <table:table-row table:style-name="ro1">
          <table:table-cell office:value-type="string" calcext:value-type="string">
            <text:p>https://www.homebargains.co.uk/category/213-crisps-and-snacks.aspx","Food &amp; Confectionery &gt; Crisps and Snacks","1","1","homebargains.co.uk","28</text:p>
          </table:table-cell>
        </table:table-row>
        <table:table-row table:style-name="ro1">
          <table:table-cell office:value-type="string" calcext:value-type="string">
            <text:p>https://www.homebargains.co.uk/category/5-garden-tools.aspx","Garden &gt; Garden Tools &amp; Care","1","1","homebargains.co.uk","3</text:p>
          </table:table-cell>
        </table:table-row>
        <table:table-row table:style-name="ro1">
          <table:table-cell office:value-type="string" calcext:value-type="string">
            <text:p>https://www.homebargains.co.uk/category/4-garden-furniture.aspx","Garden &gt; Garden Furniture","1","1","homebargains.co.uk","4</text:p>
          </table:table-cell>
        </table:table-row>
        <table:table-row table:style-name="ro1">
          <table:table-cell office:value-type="string" calcext:value-type="string">
            <text:p>https://www.homebargains.co.uk/category/41-garden-accessories.aspx","Garden &gt; Accessories","1","1","homebargains.co.uk","25</text:p>
          </table:table-cell>
        </table:table-row>
        <table:table-row table:style-name="ro1">
          <table:table-cell office:value-type="string" calcext:value-type="string">
            <text:p>https://www.homebargains.co.uk/category/329-outdoor-fun.aspx","Garden &gt; Outdoor Fun","1","1","homebargains.co.uk","26</text:p>
          </table:table-cell>
        </table:table-row>
        <table:table-row table:style-name="ro1">
          <table:table-cell office:value-type="string" calcext:value-type="string">
            <text:p>https://www.homebargains.co.uk/category/318-wedding.aspx","Personalised Items &gt; Wedding","1","1","homebargains.co.uk","35</text:p>
          </table:table-cell>
        </table:table-row>
        <table:table-row table:style-name="ro1">
          <table:table-cell office:value-type="string" calcext:value-type="string">
            <text:p>https://www.homebargains.co.uk/category/327-graduation.aspx","Personalised Items &gt; Graduation","1","1","homebargains.co.uk","9</text:p>
          </table:table-cell>
        </table:table-row>
        <table:table-row table:style-name="ro1">
          <table:table-cell office:value-type="string" calcext:value-type="string">
            <text:p>https://www.homebargains.co.uk/category/328-thank-you-teacher.aspx","Personalised Items &gt; Thank You Teacher","1","1","homebargains.co.uk","13</text:p>
          </table:table-cell>
        </table:table-row>
        <table:table-row table:style-name="ro1">
          <table:table-cell office:value-type="string" calcext:value-type="string">
            <text:p>https://www.homebargains.co.uk/category/321-pets.aspx","Personalised Items &gt; Pets","1","1","homebargains.co.uk","5</text:p>
          </table:table-cell>
        </table:table-row>
        <table:table-row table:style-name="ro1">
          <table:table-cell office:value-type="string" calcext:value-type="string">
            <text:p>https://www.homebargains.co.uk/category/306-lights-candles.aspx","Special Occasions &gt; Lights &amp; Candles","1","1","homebargains.co.uk","16</text:p>
          </table:table-cell>
        </table:table-row>
        <table:table-row table:style-name="ro1">
          <table:table-cell office:value-type="string" calcext:value-type="string">
            <text:p>https://www.homebargains.co.uk/category/40-bathroom.aspx","Homeware &gt; Bathroom","1","1","homebargains.co.uk","9</text:p>
          </table:table-cell>
        </table:table-row>
        <table:table-row table:style-name="ro1">
          <table:table-cell office:value-type="string" calcext:value-type="string">
            <text:p>https://www.homebargains.co.uk/category/37-living-room.aspx","Homeware &gt; Living Room","1","1","homebargains.co.uk","21</text:p>
          </table:table-cell>
        </table:table-row>
        <table:table-row table:style-name="ro1">
          <table:table-cell office:value-type="string" calcext:value-type="string">
            <text:p>https://www.homebargains.co.uk/category/283-baking-catering-products.aspx","Homeware &gt; Baking &amp; Catering Products","1","1","homebargains.co.uk","8</text:p>
          </table:table-cell>
        </table:table-row>
        <table:table-row table:style-name="ro1">
          <table:table-cell office:value-type="string" calcext:value-type="string">
            <text:p>https://www.homebargains.co.uk/category/115-laundry-cleaning.aspx","Homeware &gt; Laundry &amp; Cleaning","1","1","homebargains.co.uk","19</text:p>
          </table:table-cell>
        </table:table-row>
        <table:table-row table:style-name="ro1">
          <table:table-cell office:value-type="string" calcext:value-type="string">
            <text:p>https://www.homebargains.co.uk/category/291-storage.aspx","Homeware &gt; Storage","1","1","homebargains.co.uk","12</text:p>
          </table:table-cell>
        </table:table-row>
        <table:table-row table:style-name="ro1">
          <table:table-cell office:value-type="string" calcext:value-type="string">
            <text:p>https://www.homebargains.co.uk/category/182-lighting-candles.aspx","Homeware &gt; Lighting &amp; Candles","1","1","homebargains.co.uk","32</text:p>
          </table:table-cell>
        </table:table-row>
        <table:table-row table:style-name="ro1">
          <table:table-cell office:value-type="string" calcext:value-type="string">
            <text:p>https://www.homebargains.co.uk/category/303-glassware.aspx","Special Occasions &gt; Glassware","1","1","homebargains.co.uk","9</text:p>
          </table:table-cell>
        </table:table-row>
        <table:table-row table:style-name="ro1">
          <table:table-cell office:value-type="string" calcext:value-type="string">
            <text:p>https://www.homebargains.co.uk/category/323-memorial.aspx","Personalised Items &gt; Memorial","1","1","homebargains.co.uk","6</text:p>
          </table:table-cell>
        </table:table-row>
        <table:table-row table:style-name="ro1">
          <table:table-cell office:value-type="string" calcext:value-type="string">
            <text:p>https://www.homebargains.co.uk/category/256-bbq-outdoor-heating.aspx","Garden &gt; BBQ &amp; Outdoor Heating","1","1","homebargains.co.uk","3</text:p>
          </table:table-cell>
        </table:table-row>
        <table:table-row table:style-name="ro1">
          <table:table-cell office:value-type="string" calcext:value-type="string">
            <text:p>https://www.homebargains.co.uk/category/314-protein.aspx","Food &amp; Confectionery &gt; Protein","1","1","homebargains.co.uk","19</text:p>
          </table:table-cell>
        </table:table-row>
        <table:table-row table:style-name="ro1">
          <table:table-cell office:value-type="string" calcext:value-type="string">
            <text:p>https://www.homebargains.co.uk/category/101-hutcheskennelsbeds.aspx","Pets &gt; Hutches/Kennels/Beds","1","1","homebargains.co.uk","18</text:p>
          </table:table-cell>
        </table:table-row>
        <table:table-row table:style-name="ro1">
          <table:table-cell office:value-type="string" calcext:value-type="string">
            <text:p>https://www.homebargains.co.uk/category/89-travelling.aspx","Baby &amp; Child &gt; Travelling","1","1","homebargains.co.uk","1</text:p>
          </table:table-cell>
        </table:table-row>
        <table:table-row table:style-name="ro1">
          <table:table-cell office:value-type="string" calcext:value-type="string">
            <text:p>https://www.homebargains.co.uk/category/285-fitness-training.aspx","Health &amp; Beauty &gt; Fitness Training","1","1","homebargains.co.uk","19</text:p>
          </table:table-cell>
        </table:table-row>
        <table:table-row table:style-name="ro1">
          <table:table-cell office:value-type="string" calcext:value-type="string">
            <text:p>https://www.homebargains.co.uk/category/26-mens-fragrance-sets.aspx","Fragrances &gt; Men's Gift Sets","1","1","homebargains.co.uk","1</text:p>
          </table:table-cell>
        </table:table-row>
        <table:table-row table:style-name="ro1">
          <table:table-cell office:value-type="string" calcext:value-type="string">
            <text:p>https://www.homebargains.co.uk/category/141-batteries.aspx","Electronics &gt; Batteries","1","1","homebargains.co.uk","6</text:p>
          </table:table-cell>
        </table:table-row>
        <table:table-row table:style-name="ro1">
          <table:table-cell office:value-type="string" calcext:value-type="string">
            <text:p>https://www.homebargains.co.uk/category/50-fitness-equipment.aspx","Travel, Sports &amp; Leisure &gt; Fitness","1","1","homebargains.co.uk","29</text:p>
          </table:table-cell>
        </table:table-row>
        <table:table-row table:style-name="ro1">
          <table:table-cell office:value-type="string" calcext:value-type="string">
            <text:p>https://www.homebargains.co.uk/category/199-lunch-kits-bags.aspx","Stationery &gt; Lunch Kits &amp; Bags","1","1","homebargains.co.uk","16</text:p>
          </table:table-cell>
        </table:table-row>
        <table:table-row table:style-name="ro1">
          <table:table-cell office:value-type="string" calcext:value-type="string">
            <text:p>https://www.homebargains.co.uk/category/69-television.aspx","DVDs &gt; Television","1","1","homebargains.co.uk","19</text:p>
          </table:table-cell>
        </table:table-row>
        <table:table-row table:style-name="ro1">
          <table:table-cell office:value-type="string" calcext:value-type="string">
            <text:p>https://www.homebargains.co.uk/category/297-books.aspx","Toys &amp; Games &gt; Books","1","1","homebargains.co.uk","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3:23:21.103205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1T13:19:40.935974690</dc:date>
    <meta:editing-duration>PT1M10S</meta:editing-duration>
    <meta:editing-cycles>1</meta:editing-cycles>
    <meta:generator>LibreOffice/6.0.7.3$Linux_X86_64 LibreOffice_project/00m0$Build-3</meta:generator>
    <meta:document-statistic meta:table-count="1" meta:cell-count="87" meta:object-count="0"/>
  </office:meta>
</office:document-meta>
</file>